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bit.ly/cedar-tablink#value=hieronder 8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bit.ly/cedar-tablink#value=hieronder 4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bit.ly/cedar-tablink#value=hieronder 3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bit.ly/cedar-tablink#value=hieronder 2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bit.ly/cedar-tablink#value=hieronder 5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bit.ly/cedar-tablink#value=hieronder 1 woonwagen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bit.ly/cedar-tablink#value=hieronder 6 woonwagens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5</meta:generator>
  </office:meta>
</office:document-meta>
</file>